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paragraph-rsid="004102a8" style:language-complex="ar" style:country-complex="SA"/>
    </style:style>
    <style:style style:name="P7"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48d473" officeooo:paragraph-rsid="0048d473" style:language-complex="ar" style:country-complex="SA"/>
    </style:style>
    <style:style style:name="P10" style:family="paragraph" style:parent-style-name="CellBody">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paragraph-rsid="004102a8" style:language-complex="ar" style:country-complex="SA"/>
    </style:style>
    <style:style style:name="P13" style:family="paragraph" style:parent-style-name="CellBody">
      <style:paragraph-properties style:snap-to-layout-grid="false"/>
      <style:text-properties fo:language="en" fo:country="US" officeooo:rsid="004102a8" officeooo:paragraph-rsid="004102a8"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6"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7" style:family="paragraph" style:parent-style-name="Standard">
      <style:text-properties style:font-name="Arial" fo:language="en" fo:country="US" officeooo:paragraph-rsid="001b92ce" style:language-complex="ar" style:country-complex="SA"/>
    </style:style>
    <style:style style:name="P18" style:family="paragraph" style:parent-style-name="Standard">
      <style:text-properties style:font-name="Arial" fo:language="en" fo:country="US" officeooo:rsid="001febee" officeooo:paragraph-rsid="001b92ce"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fo:color="#ff0000" fo:language="en" fo:country="US" fo:font-style="italic" fo:font-weight="bold" style:font-style-asian="italic" style:font-weight-asian="bold" style:language-complex="ar" style:country-complex="SA"/>
    </style:style>
    <style:style style:name="P21" style:family="paragraph" style:parent-style-name="Body">
      <style:text-properties officeooo:paragraph-rsid="001b92ce"/>
    </style:style>
    <style:style style:name="P22" style:family="paragraph" style:parent-style-name="Body">
      <style:text-properties fo:language="en" fo:country="US" style:language-complex="ar" style:country-complex="SA"/>
    </style:style>
    <style:style style:name="P23" style:family="paragraph" style:parent-style-name="Body">
      <style:text-properties fo:language="en" fo:country="US" officeooo:rsid="001febee" officeooo:paragraph-rsid="001b92ce" style:language-complex="ar" style:country-complex="SA"/>
    </style:style>
    <style:style style:name="P24" style:family="paragraph" style:parent-style-name="Body">
      <style:text-properties fo:language="en" fo:country="US" officeooo:rsid="002b3ce6" officeooo:paragraph-rsid="002b3ce6" style:language-complex="ar" style:country-complex="SA"/>
    </style:style>
    <style:style style:name="P25"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6" style:family="paragraph" style:parent-style-name="Body">
      <style:text-properties officeooo:rsid="0024ac2d" officeooo:paragraph-rsid="0024ac2d"/>
    </style:style>
    <style:style style:name="P27" style:family="paragraph" style:parent-style-name="Body">
      <style:text-properties officeooo:rsid="0025758c" officeooo:paragraph-rsid="0025758c"/>
    </style:style>
    <style:style style:name="P28" style:family="paragraph" style:parent-style-name="Body">
      <style:text-properties officeooo:rsid="00385959" officeooo:paragraph-rsid="00385959"/>
    </style:style>
    <style:style style:name="P29" style:family="paragraph" style:parent-style-name="Body">
      <style:text-properties officeooo:rsid="0038eef3" officeooo:paragraph-rsid="0038eef3"/>
    </style:style>
    <style:style style:name="P30" style:family="paragraph" style:parent-style-name="Body">
      <style:text-properties officeooo:rsid="003a9cd2" officeooo:paragraph-rsid="003a9cd2"/>
    </style:style>
    <style:style style:name="P31" style:family="paragraph" style:parent-style-name="Body">
      <style:text-properties officeooo:rsid="003e16cd" officeooo:paragraph-rsid="003e16cd"/>
    </style:style>
    <style:style style:name="P32" style:family="paragraph" style:parent-style-name="Body">
      <style:text-properties officeooo:rsid="0042bbef" officeooo:paragraph-rsid="0042bbef"/>
    </style:style>
    <style:style style:name="P33" style:family="paragraph" style:parent-style-name="Body">
      <style:text-properties officeooo:rsid="0045d5ef" officeooo:paragraph-rsid="0045d5ef"/>
    </style:style>
    <style:style style:name="P34" style:family="paragraph" style:parent-style-name="Body">
      <style:text-properties officeooo:rsid="004afbc5" officeooo:paragraph-rsid="004afbc5"/>
    </style:style>
    <style:style style:name="P35" style:family="paragraph" style:parent-style-name="Body">
      <style:text-properties officeooo:rsid="00254f49" officeooo:paragraph-rsid="00254f49"/>
    </style:style>
    <style:style style:name="P36" style:family="paragraph" style:parent-style-name="Body">
      <style:text-properties officeooo:rsid="0042e7f3" officeooo:paragraph-rsid="0042e7f3"/>
    </style:style>
    <style:style style:name="P37" style:family="paragraph" style:parent-style-name="Body">
      <style:text-properties officeooo:paragraph-rsid="0027224c"/>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language="en" fo:country="US" officeooo:rsid="0021c380" officeooo:paragraph-rsid="001b92ce" style:language-complex="ar" style:country-complex="SA"/>
    </style:style>
    <style:style style:name="P42" style:family="paragraph" style:parent-style-name="Heading_20_2">
      <style:text-properties fo:language="en" fo:country="US" officeooo:rsid="001febee" officeooo:paragraph-rsid="001b92ce" style:language-complex="ar" style:country-complex="SA"/>
    </style:style>
    <style:style style:name="P43" style:family="paragraph" style:parent-style-name="Heading_20_2">
      <style:text-properties fo:language="en" fo:country="US" officeooo:paragraph-rsid="004102a8" style:language-complex="ar" style:country-complex="SA"/>
    </style:style>
    <style:style style:name="P44" style:family="paragraph" style:parent-style-name="Body" style:list-style-name="L1">
      <style:text-properties fo:language="en" fo:country="US" officeooo:rsid="002b3ce6" officeooo:paragraph-rsid="002b3ce6" style:language-complex="ar" style:country-complex="SA"/>
    </style:style>
    <style:style style:name="P45" style:family="paragraph" style:parent-style-name="Body" style:list-style-name="L2">
      <style:text-properties fo:language="en" fo:country="US" officeooo:rsid="002b3ce6" officeooo:paragraph-rsid="002b3ce6" style:language-complex="ar" style:country-complex="SA"/>
    </style:style>
    <style:style style:name="P46" style:family="paragraph" style:parent-style-name="Body" style:list-style-name="L2">
      <style:text-properties fo:language="en" fo:country="US" officeooo:rsid="00324b78" officeooo:paragraph-rsid="002b3ce6" style:language-complex="ar" style:country-complex="SA"/>
    </style:style>
    <style:style style:name="P47" style:family="paragraph" style:parent-style-name="Body">
      <style:text-properties officeooo:rsid="00255d33" officeooo:paragraph-rsid="00541bc5"/>
    </style:style>
    <style:style style:name="P48" style:family="paragraph" style:parent-style-name="Body">
      <style:text-properties officeooo:rsid="0055c5f8" officeooo:paragraph-rsid="0055c5f8"/>
    </style:style>
    <style:style style:name="P49" style:family="paragraph" style:parent-style-name="Body">
      <style:text-properties officeooo:rsid="00581d98" officeooo:paragraph-rsid="00581d98"/>
    </style:style>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3"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32b5" style:language-complex="ar" style:country-complex="SA"/>
    </style:style>
    <style:style style:name="T6" style:family="text">
      <style:text-properties fo:language="en" fo:country="US" officeooo:rsid="0027224c" style:language-complex="ar" style:country-complex="SA"/>
    </style:style>
    <style:style style:name="T7" style:family="text">
      <style:text-properties fo:language="en" fo:country="US" officeooo:rsid="004cc901" style:language-complex="ar" style:country-complex="SA"/>
    </style:style>
    <style:style style:name="T8" style:family="text">
      <style:text-properties fo:language="en" fo:country="US" officeooo:rsid="004e5d25" style:language-complex="ar" style:country-complex="SA"/>
    </style:style>
    <style:style style:name="T9" style:family="text">
      <style:text-properties fo:language="en" fo:country="US" officeooo:rsid="004fedf0" style:language-complex="ar" style:country-complex="SA"/>
    </style:style>
    <style:style style:name="T10" style:family="text">
      <style:text-properties fo:language="en" fo:country="US" officeooo:rsid="0051dd51" style:language-complex="ar" style:country-complex="SA"/>
    </style:style>
    <style:style style:name="T11" style:family="text">
      <style:text-properties fo:language="en" fo:country="US" officeooo:rsid="00541bc5" style:language-complex="ar" style:country-complex="SA"/>
    </style:style>
    <style:style style:name="T12" style:family="text">
      <style:text-properties fo:language="en" fo:country="US" officeooo:rsid="0055c5f8" style:language-complex="ar" style:country-complex="SA"/>
    </style:style>
    <style:style style:name="T13" style:family="text">
      <style:text-properties fo:language="en" fo:country="US" officeooo:rsid="0056df4c" style:language-complex="ar" style:country-complex="SA"/>
    </style:style>
    <style:style style:name="T14" style:family="text">
      <style:text-properties fo:language="en" fo:country="US" officeooo:rsid="0057fa0c" style:language-complex="ar" style:country-complex="SA"/>
    </style:style>
    <style:style style:name="T15" style:family="text">
      <style:text-properties fo:language="en" fo:country="US" officeooo:rsid="00581d98" style:language-complex="ar" style:country-complex="SA"/>
    </style:style>
    <style:style style:name="T16" style:family="text">
      <style:text-properties fo:language="en" fo:country="US" fo:font-weight="bold" style:font-weight-asian="bold" style:language-complex="ar" style:country-complex="SA" style:font-weight-complex="bold"/>
    </style:style>
    <style:style style:name="T17" style:family="text">
      <style:text-properties style:font-name="Courier New"/>
    </style:style>
    <style:style style:name="T18" style:family="text">
      <style:text-properties officeooo:rsid="00324b78"/>
    </style:style>
    <style:style style:name="T19" style:family="text">
      <style:text-properties officeooo:rsid="00325bef"/>
    </style:style>
    <style:style style:name="T20" style:family="text">
      <style:text-properties officeooo:rsid="0037bafd"/>
    </style:style>
    <style:style style:name="T21" style:family="text">
      <style:text-properties officeooo:rsid="0038eef3"/>
    </style:style>
    <style:style style:name="T22" style:family="text">
      <style:text-properties officeooo:rsid="003c7967"/>
    </style:style>
    <style:style style:name="T23" style:family="text">
      <style:text-properties officeooo:rsid="003feda6"/>
    </style:style>
    <style:style style:name="T24" style:family="text">
      <style:text-properties officeooo:rsid="004102a8"/>
    </style:style>
    <style:style style:name="T25" style:family="text">
      <style:text-properties officeooo:rsid="0045d5ef"/>
    </style:style>
    <style:style style:name="T26" style:family="text">
      <style:text-properties officeooo:rsid="004a4ef4"/>
    </style:style>
    <style:style style:name="T27" style:family="text">
      <style:text-properties officeooo:rsid="004cc901"/>
    </style:style>
    <style:style style:name="T28" style:family="text">
      <style:text-properties officeooo:rsid="0052b347"/>
    </style:style>
    <style:style style:name="T29" style:family="text">
      <style:text-properties officeooo:rsid="0053b5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14"><text:user-defined style:data-style-name="N0" text:name="RFP Title">OSGi Features</text:user-defined></text:p>
      <text:p text:style-name="P14"><text:span text:style-name="T2">Draft<text:line-break/><text:line-break/></text:span><text:span text:style-name="T2"><text:page-count style:num-format="1">11</text:page-count></text:span><text:span text:style-name="T2"> Pages</text:span></text:p>
      <text:p text:style-name="P15"/>
      <text:p text:style-name="P8">Abstract</text:p>
      <text:p text:style-name="P9">OSGi is <text:span text:style-name="T27">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39" text:outline-level="1" text:restart-numbering="true" text:start-value="-1">Document Information</text:h>
      <text:h text:style-name="P41" text:outline-level="2">License</text:h>
      <text:p text:style-name="P2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8">I HEREBY ACKNOWLEDGE AND AGREE TO THE TERMS AND CONDITIONS DELINEATED ABOVE.</text:p>
      <text:h text:style-name="P42"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P21"><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text:s/>Document Information<text:tab/>2</text:p>
          <text:p text:style-name="P51">0.1 <text:s/>License<text:tab/>2</text:p>
          <text:p text:style-name="P51">0.2 <text:s/>Trademarks<text:tab/>3</text:p>
          <text:p text:style-name="P51">0.3 <text:s/>Feedback<text:tab/>3</text:p>
          <text:p text:style-name="P51">0.4 <text:s/>Table of Contents<text:tab/>3</text:p>
          <text:p text:style-name="P51">0.5 <text:s/>Terminology and Document Conventions<text:tab/>4</text:p>
          <text:p text:style-name="P51">0.6 <text:s/>Revision History<text:tab/>4</text:p>
          <text:p text:style-name="P50">1 <text:s/>Introduction<text:tab/>5</text:p>
          <text:p text:style-name="P50">2 <text:s/>Application Domain<text:tab/>5</text:p>
          <text:p text:style-name="P51">2.1 <text:s/>Terminology + Abbreviations<text:tab/>6</text:p>
          <text:p text:style-name="P50">3 <text:s/>Problem Description<text:tab/>6</text:p>
          <text:p text:style-name="P50">4 <text:s/>Use Cases<text:tab/>6</text:p>
          <text:p text:style-name="P51">4.1 <text:s/>Author a Feature<text:tab/>6</text:p>
          <text:p text:style-name="P51">4.2 <text:s/>Generate an application from a number of features<text:tab/>7</text:p>
          <text:p text:style-name="P51">4.3 <text:s/>Create a Docker image for a specific feature<text:tab/>7</text:p>
          <text:p text:style-name="P51">4.4 <text:s/>Provide ‘most’ of the configuration, some at launch<text:tab/>7</text:p>
          <text:p text:style-name="P51">4.5 <text:s/>Add custom metadata<text:tab/>7</text:p>
          <text:p text:style-name="P51">4.6 <text:s/>Test an application with a patched bundle or configuration<text:tab/>7</text:p>
          <text:p text:style-name="P50"><text:soft-page-break/>5 <text:s/>Requirements<text:tab/>7</text:p>
          <text:p text:style-name="P50">6 <text:s/>Document Support<text:tab/>10</text:p>
          <text:p text:style-name="P51">6.1 <text:s/>References<text:tab/>10</text:p>
          <text:p text:style-name="P51">6.2 <text:s/>Author’s Address<text:tab/>10</text:p>
          <text:p text:style-name="P51">6.3 <text:s/>End of Document<text:tab/>11</text:p>
        </text:index-body>
      </text:table-of-content>
      <text:p text:style-name="P22"/>
      <text:h text:style-name="P40" text:outline-level="2">Terminology and Document Conventions</text:h>
      <text:p text:style-name="P22">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2"><text:span text:style-name="T17">Source code is shown in this typeface</text:span>.</text:p>
      <text:h text:style-name="P40" text:outline-level="2">Revision History</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10">April 2018</text:p>
          </table:table-cell>
          <table:table-cell table:style-name="Table1.C1" office:value-type="string">
            <text:p text:style-name="P10">Initial version</text:p>
          </table:table-cell>
        </table:table-row>
        <table:table-row table:style-name="Table1.2">
          <table:table-cell table:style-name="Table1.A3" office:value-type="string">
            <text:p text:style-name="P10"/>
          </table:table-cell>
          <table:table-cell table:style-name="Table1.A3" office:value-type="string">
            <text:p text:style-name="P10"/>
          </table:table-cell>
          <table:table-cell table:style-name="Table1.C3" office:value-type="string">
            <text:p text:style-name="P10"/>
          </table:table-cell>
        </table:table-row>
      </table:table>
      <text:p text:style-name="P22"/>
      <text:h text:style-name="P39" text:outline-level="1"><text:span text:style-name="T26">I</text:span>ntroduction</text:h>
      <text:p text:style-name="P26">OSGi has become a platform capable of running large applications for a variety of purposes, including <text:span text:style-name="T25">rich</text:span> client applications, server-side systems and cloud and container based architectures. As these applications are <text:span text:style-name="T25">generally </text:span>based on many bundles, describing each bundle individually in the application definition becomes unwieldy once the <text:span text:style-name="T25">number of bundles reaches a certain level. </text:span></text:p>
      <text:p text:style-name="P33">Furthermore, OSGi has no mechanism to describe other elements of the application definition, such as configuration or custom artifacts.</text:p>
      <text:p text:style-name="P35">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38" text:outline-level="1">Application Domain</text:h>
      <text:p text:style-name="P47"><text:span text:style-name="T11">When developing large enterprise applications it is often the case that very few people know the role of every bundle or configuration item </text:span><text:span text:style-name="T15">in the application</text:span><text:span text:style-name="T11">. To keep the architecture understandable a grouping mechanism is needed that allows for the representation of </text:span><text:span text:style-name="T13">parts</text:span><text:span text:style-name="T11"> of the application into larger entities that keep reasoning about the application manageable. </text:span><text:span text:style-name="T12">In such a domain members of teams spread across the organization will need to be able to both </text:span><text:span text:style-name="T15">develop new parts for the application as well as </text:span><text:span text:style-name="T12">make tweaks </text:span><text:span text:style-name="T14">or enhancements</text:span><text:span text:style-name="T12"> to their respective parts </text:span><text:span text:style-name="T15">such as </text:span><text:span text:style-name="T12">adding configuration and resources or changing in one or more bundles relevant to their part of the application.</text:span></text:p>
      <text:p text:style-name="P48"><text:span text:style-name="T3">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span></text:p>
      <text:p text:style-name="P48"><text:span text:style-name="T3">This RFP aims solving the problem of defining (large) applications in OSGi in a way that’s easy for humans and teams. </text:span></text:p>
      <text:p text:style-name="P49"><text:span text:style-name="T12">N</text:span><text:span text:style-name="T3">ote that this RFP is about defining an application. The mechanism, launch and manage this application at runtime is out of scope.</text:span></text:p>
      <text:h text:style-name="P40" text:outline-level="2"><text:soft-page-break/>Terminology + Abbreviations</text:h>
      <text:p text:style-name="P34"><text:span text:style-name="T16">Application</text:span><text:span text:style-name="T3"> – An application is a complete definition of an entire runtime, including </text:span><text:span text:style-name="T7">the specific versions of </text:span><text:span text:style-name="T3">all of its dependencies and transitive dependencies. It also includes custom artifacts, such as data files and configuration. An application may have a number of </text:span><text:span text:style-name="T7">configuration </text:span><text:span text:style-name="T3">elements </text:span><text:span text:style-name="T7">specified </text:span><text:span text:style-name="T3">at startup.</text:span></text:p>
      <text:p text:style-name="P34"><text:span text:style-name="T16">Feature</text:span><text:span text:style-name="T3"> – A feature combines a number of bundles together to provide a logical piece of functionality. Features may also include other features, configuration and other artifacts. Different than for applications, features may use version ranges for dependencies.</text:span></text:p>
      <text:h text:style-name="P38" text:outline-level="1">Problem Description</text:h>
      <text:p text:style-name="P27"><text:span text:style-name="T3">OSGi has no support for describing large applications. Application developers need to come up with their own way to do this. When applications are </text:span><text:span text:style-name="T8">getting larger</text:span><text:span text:style-name="T3"> and are developed by multiple teams this becomes a challenge, especially in cases where the application </text:span><text:span text:style-name="T8">is</text:span><text:span text:style-name="T3"> composed of multiple </text:span><text:span text:style-name="T8">features </text:span><text:span text:style-name="T3">each of which are groups of bundles, </text:span><text:span text:style-name="T8">configuration, metadata and other artifacts.</text:span></text:p>
      <text:p text:style-name="P37"><text:span text:style-name="T5">While some might say that subsystems were designed for this, subsystems are rather a possible way to implement the runtime </text:span><text:span text:style-name="T9">realization</text:span><text:span text:style-name="T5"> of </text:span><text:span text:style-name="T9">some aspects of</text:span><text:span text:style-name="T5"> the features. However, subsystems are only one way to realize this and they are not designed to be authored by systems developers: </text:span><text:span text:style-name="T6">they are </text:span><text:span text:style-name="T10">a </text:span><text:span text:style-name="T6">possible binary realization of the features, while other </text:span><text:span text:style-name="T9">realizations</text:span><text:span text:style-name="T6"> are possible, such as Apache Karaf KARs, Apache Felix BARs and Apache Sling Features.</text:span></text:p>
      <text:h text:style-name="P38" text:outline-level="1">Use Cases</text:h>
      <text:h text:style-name="Heading_20_2" text:outline-level="2">Author a Feature</text:h>
      <text:p text:style-name="P32">Linda is designing high-level components for a system she is building. She does this by selecting existing bundles, features, custom resources and configuration together and building this into feature<text:span text:style-name="T28">s</text:span>. The feature<text:span text:style-name="T28">s</text:span> also provide capabilities that are not provided by any of the individual components themselves. Linda would like an easy-to-use mechanism to author th<text:span text:style-name="T28">e</text:span> feature definition<text:span text:style-name="T28">s</text:span> and when it’s done she’s planning to upload <text:span text:style-name="T28">the features</text:span> to a Maven Repository. </text:p>
      <text:h text:style-name="Heading_20_2" text:outline-level="2"><text:soft-page-break/>Generate an application from a number of features</text:h>
      <text:p text:style-name="P28">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21">D</text:span>ocker image for a specific feature</text:h>
      <text:p text:style-name="P29">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20">some at launch</text:span></text:h>
      <text:p text:style-name="P30">Barry is using an application that has been created from a number of features. The features provided the default configuration needed to use the application, <text:span text:style-name="T22">but Barry needs to supply additional configuration information at launch time, such as database credentials.</text:span></text:p>
      <text:h text:style-name="Heading_20_2" text:outline-level="2">Add custom metadata</text:h>
      <text:p text:style-name="P31">Sarah is a Feature developer who wishes to record additional performance testing <text:span text:style-name="T23">characteristics</text:span> in the feature model. With this information <text:span text:style-name="T23">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24">T</text:span>est an application with a patched bundle or configuration</text:h>
      <text:p text:style-name="P36">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29">or application</text:span>, since the<text:span text:style-name="T29">se</text:span> have already been released and cannot be modified any more.</text:p>
      <text:h text:style-name="P38" text:outline-level="1">Requirements</text:h>
      <text:p text:style-name="P24">The feature model is about describing a feature, aggregating features to either build higher level features or an application. The model should meet the following requirements:</text:p>
      <text:list xml:id="list2166783725" text:style-name="L1">
        <text:list-item>
          <text:p text:style-name="P44">FM010 - The feature model should be described through a text format which is easily consumable by both humans and machines, that can be edited with common editors and support text-based diff operations.</text:p>
        </text:list-item>
        <text:list-item>
          <text:p text:style-name="P44">FM020 - A feature must be describable through a single file.</text:p>
        </text:list-item>
        <text:list-item>
          <text:p text:style-name="P44"><text:soft-page-break/>FM030 - Multiple features must be described in multiple files.</text:p>
        </text:list-item>
        <text:list-item>
          <text:p text:style-name="P44">FM040 - The feature model language must support comments.</text:p>
        </text:list-item>
        <text:list-item>
          <text:p text:style-name="P44">FM050 - The feature model may support more than one text-based definition language where the language used can be easily inferred, for example from the file extension.</text:p>
        </text:list-item>
        <text:list-item>
          <text:p text:style-name="P44">FM060 - The feature model should provide support for long and multi-line values without creating files that become hard to handle.</text:p>
        </text:list-item>
        <text:list-item>
          <text:p text:style-name="P44">FM070 - A feature model must have a unique identifier.</text:p>
        </text:list-item>
        <text:list-item>
          <text:p text:style-name="P44">FM080 - A feature model must have a version.</text:p>
        </text:list-item>
        <text:list-item>
          <text:p text:style-name="P44">FM090 - A feature model must be referenceable through Apache Maven coordinates.</text:p>
        </text:list-item>
        <text:list-item>
          <text:p text:style-name="P44">FM100 - It must be possible to specify the bundles belonging to the feature, including version.</text:p>
        </text:list-item>
        <text:list-item>
          <text:p text:style-name="P44">FM110 - It must be possible to specify the bundles in a feature in terms of Apache Maven coordinates.</text:p>
        </text:list-item>
        <text:list-item>
          <text:p text:style-name="P44">FM120 - The feature model must allow the specification of the order in which the bundles inside the feature are started. This should be relative to when the feature itself is started.</text:p>
        </text:list-item>
        <text:list-item>
          <text:p text:style-name="P44">FM130 - It must be possible to define whether a bundle is mandatory or optional.</text:p>
        </text:list-item>
        <text:list-item>
          <text:p text:style-name="P44">FM140 - It must be possible to associate any additional metadata like a hash with a bundle.</text:p>
        </text:list-item>
        <text:list-item>
          <text:p text:style-name="P44">FM150 - It must be possible to specify the OSGi configurations for a feature.</text:p>
        </text:list-item>
        <text:list-item>
          <text:p text:style-name="P44">FM160 - Both normal OSGi configurations as well as factory configurations must be supported. The feature model must support all data types supported by the OSGi Configuration Admin specification.</text:p>
        </text:list-item>
        <text:list-item>
          <text:p text:style-name="P44">FM170 - The OSGi configuration resource format as defined in the OSGi Configurator Specification must be supported.</text:p>
        </text:list-item>
        <text:list-item>
          <text:p text:style-name="P44">FM180 - It must be possible to associate an OSGi configuration with a bundle within a feature. If the bundle is not resolved at runtime then the associated configuration also does not get installed.</text:p>
        </text:list-item>
        <text:list-item>
          <text:p text:style-name="P44">FM190 - It must be possible to define framework properties.</text:p>
        </text:list-item>
        <text:list-item>
          <text:p text:style-name="P44">FM200 - The feature model must be extensible to allow other artifacts than bundles.</text:p>
        </text:list-item>
        <text:list-item>
          <text:p text:style-name="P44">FM210 - It must be possible to specify the artifacts in a feature in terms of Apache Maven coordinates.</text:p>
        </text:list-item>
        <text:list-item>
          <text:p text:style-name="P44">FM220 - It must be possible to associate any additional metadata like a hash with an artifact.</text:p>
        </text:list-item>
        <text:list-item>
          <text:p text:style-name="P44">FM230 - It must be possible to define whether an artifact is mandatory or optional.</text:p>
        </text:list-item>
        <text:list-item>
          <text:p text:style-name="P44">FM240 - The feature model must be extensible to allow other/additional content.</text:p>
        </text:list-item>
        <text:list-item>
          <text:p text:style-name="P44">FM250 - It must be possible to mark the additional content as optional.</text:p>
        </text:list-item>
        <text:list-item>
          <text:p text:style-name="P44"><text:soft-page-break/>FM260 - A feature must be able to specify additional requirements and capabilities that extend the requirements and capabilities from the contained artifacts.</text:p>
        </text:list-item>
        <text:list-item>
          <text:p text:style-name="P44">FM270 - A feature must be able to extend other features.</text:p>
        </text:list-item>
        <text:list-item>
          <text:p text:style-name="P4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44">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44">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44">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44">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44">FM330 - When features are aggregated, either to create a higher level feature or an application, the resulting feature or application must be minimal meaning it must not contain additional or unneeded artifacts.</text:p>
        </text:list-item>
        <text:list-item>
          <text:p text:style-name="P44">FM3<text:span text:style-name="T19">4</text:span>0 - The feature model must calculate the startup order of bundles for an aggregated application respecting the dependencies between features and their contents.</text:p>
        </text:list-item>
        <text:list-item>
          <text:p text:style-name="P44">FM3<text:span text:style-name="T19">5</text:span>0 - The feature model must support variables to be used throughout the model, avoiding the need to repeat the same value several times.</text:p>
        </text:list-item>
        <text:list-item>
          <text:p text:style-name="P44">FM3<text:span text:style-name="T19">6</text:span>0 - When features are aggregated, the ordering of the processing of those features needs to be predictable and stable.</text:p>
        </text:list-item>
        <text:list-item>
          <text:p text:style-name="P44">FM3<text:span text:style-name="T19">7</text:span>0 - The feature model must support adding or overwriting requirements and capabilities of a contained bundle or artifact. This is in oder to correct invalid metadata or to add missing metadata of the artifact.</text:p>
        </text:list-item>
        <text:list-item>
          <text:p text:style-name="P44">FM3<text:span text:style-name="T19">8</text:span>0 - The feature model must support adding or overwriting manifest headers for a bundle. For example to allow to change the bundle symbolic name or to add missing OSGi metadata to a plain jar file.</text:p>
        </text:list-item>
        <text:list-item>
          <text:p text:style-name="P44">FM<text:span text:style-name="T19">39</text:span>0 - The feature model must support a textual representation for an application aggregated out of features. The format should be as similar as possible to the feature format.</text:p>
        </text:list-item>
        <text:list-item>
          <text:p text:style-name="P44">FM4<text:span text:style-name="T19">0</text:span>0 - It must be possible to specify the framework to launch an application as part of the application model.</text:p>
        </text:list-item>
        <text:list-item>
          <text:p text:style-name="P44"><text:soft-page-break/>FM4<text:span text:style-name="T19">1</text:span>0 - When features are aggregated to either a higher level feature or an application, the resulting feature or application must still contain the variables.</text:p>
        </text:list-item>
        <text:list-item>
          <text:p text:style-name="P44">FM4<text:span text:style-name="T19">2</text:span>0 - The startup order of features and bundles must be part of the resulting aggregated application model.</text:p>
        </text:list-item>
        <text:list-item>
          <text:p text:style-name="P44">FM4<text:span text:style-name="T19">3</text:span>0 - The feature model must support additional, optional information about the feature like a human readable title, a description, vendor and licensing information.</text:p>
        </text:list-item>
        <text:list-item>
          <text:p text:style-name="P44">FM4<text:span text:style-name="T19">4</text:span>0 - The feature model must use a versioned descriptor format so that if the format evolves in the future users can state in feature model files what version they are written for.</text:p>
        </text:list-item>
        <text:list-item>
          <text:p text:style-name="P44">FM4<text:span text:style-name="T19">5</text:span>0 - The feature model should provide an externally accessible API for reading and writing feature files.</text:p>
        </text:list-item>
      </text:list>
      <text:list xml:id="list435001153" text:style-name="L2">
        <text:list-item>
          <text:p text:style-name="P45"><text:span text:style-name="T18">FM46</text:span>0 - It must be possible to add new features <text:span text:style-name="T18">to an existing application </text:span>by placing additional files in a container's file system.</text:p>
        </text:list-item>
        <text:list-item>
          <text:p text:style-name="P46">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38" text:outline-level="1">Document Support</text:h>
      <text:h text:style-name="P40" text:outline-level="2">References</text:h>
      <text:list xml:id="list2089321352" text:style-name="WW8Num3">
        <text:list-item>
          <text:p text:style-name="P53"><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p text:style-name="P19"/>
      <text:p text:style-name="P20"/>
      <text:h text:style-name="P40" text:outline-level="2">Author’s Address</text:h>
      <text:p text:style-name="P22"/>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7">David Bosschaert</text:p>
          </table:table-cell>
        </table:table-row>
        <table:table-row table:style-name="Table2.1">
          <table:table-cell table:style-name="Table2.A1" office:value-type="string">
            <text:p text:style-name="P5">Company</text:p>
          </table:table-cell>
          <table:table-cell table:style-name="Table2.B1" office:value-type="string">
            <text:p text:style-name="P7">Adobe</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11">e-mail</text:p>
          </table:table-cell>
          <table:table-cell table:style-name="Table2.B1" office:value-type="string">
            <text:p text:style-name="P13">bosschae@adobe.com</text:p>
          </table:table-cell>
        </table:table-row>
      </table:table>
      <text:p text:style-name="P22"/>
      <table:table table:name="Table3" table:style-name="Table3">
        <table:table-column table:style-name="Table3.A"/>
        <table:table-column table:style-name="Table3.B"/>
        <text:soft-page-break/>
        <table:table-row table:style-name="Table3.1">
          <table:table-cell table:style-name="Table3.A1" office:value-type="string">
            <text:p text:style-name="P6">Name</text:p>
          </table:table-cell>
          <table:table-cell table:style-name="Table3.B1" office:value-type="string">
            <text:p text:style-name="P6"/>
          </table:table-cell>
        </table:table-row>
        <table:table-row table:style-name="Table3.1">
          <table:table-cell table:style-name="Table3.A1" office:value-type="string">
            <text:p text:style-name="P6">Company</text:p>
          </table:table-cell>
          <table:table-cell table:style-name="Table3.B1" office:value-type="string">
            <text:p text:style-name="P6"/>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12">e-mail</text:p>
          </table:table-cell>
          <table:table-cell table:style-name="Table3.B1" office:value-type="string">
            <text:p text:style-name="P1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6">Name</text:p>
          </table:table-cell>
          <table:table-cell table:style-name="Table4.B1" office:value-type="string">
            <text:p text:style-name="P6"/>
          </table:table-cell>
        </table:table-row>
        <table:table-row table:style-name="Table4.1">
          <table:table-cell table:style-name="Table4.A1" office:value-type="string">
            <text:p text:style-name="P6">Company</text:p>
          </table:table-cell>
          <table:table-cell table:style-name="Table4.B1" office:value-type="string">
            <text:p text:style-name="P6"/>
          </table:table-cell>
        </table:table-row>
        <table:table-row table:style-name="Table4.1">
          <table:table-cell table:style-name="Table4.A1" office:value-type="string">
            <text:p text:style-name="P6">Address</text:p>
          </table:table-cell>
          <table:table-cell table:style-name="Table4.B1" office:value-type="string">
            <text:p text:style-name="P6"/>
          </table:table-cell>
        </table:table-row>
        <table:table-row table:style-name="Table4.1">
          <table:table-cell table:style-name="Table4.A1" office:value-type="string">
            <text:p text:style-name="P6">Voice</text:p>
          </table:table-cell>
          <table:table-cell table:style-name="Table4.B1" office:value-type="string">
            <text:p text:style-name="P6"/>
          </table:table-cell>
        </table:table-row>
        <table:table-row table:style-name="Table4.1">
          <table:table-cell table:style-name="Table4.A1" office:value-type="string">
            <text:p text:style-name="P12">e-mail</text:p>
          </table:table-cell>
          <table:table-cell table:style-name="Table4.B1" office:value-type="string">
            <text:p text:style-name="P12"/>
          </table:table-cell>
        </table:table-row>
      </table:table>
      <text:h text:style-name="P43" text:outline-level="2">End of Document</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0"><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3</text:page-number><text:s/>of <text:page-count style:num-format="1">11</text:page-count></text:p>
        <text:p text:style-name="Header"/>
        <text:p text:style-name="Header"><text:tab/>Draft<text:tab/><text:modification-date style:data-style-name="N121">9 April 2018</text:modification-date></text:p>
      </style:header>
      <style:footer>
        <text:p text:style-name="MP1">Copyright © <text:span text:style-name="MT1">OSGi Alliance </text:span><text:span text:style-name="MT1"><text:modification-date style:data-style-name="N12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15T13:08:31.597106000</meta:creation-date>
    <meta:editing-cycles>50</meta:editing-cycles>
    <meta:editing-duration>P19DT9H17M51S</meta:editing-duration>
    <meta:initial-creator>David Bosschaert</meta:initial-creator>
    <dc:date>2018-04-09T09:41:46.645248000</dc:date>
    <dc:creator>David Bosschaert</dc:creator>
    <meta:printed-by>David Bosschaert</meta:printed-by>
    <meta:print-date>2018-04-04T10:05:23.110436000</meta:print-date>
    <meta:document-statistic meta:table-count="4" meta:image-count="2" meta:object-count="0" meta:page-count="11" meta:paragraph-count="159" meta:word-count="3514" meta:character-count="21929" meta:non-whitespace-character-count="18597"/>
    <meta:user-defined meta:name="Info"/>
    <meta:user-defined meta:name="Info 3"/>
    <meta:user-defined meta:name="Info 4"/>
    <meta:user-defined meta:name="RFP Title">OSGi Features</meta:user-defined>
  </office:meta>
</office:document-meta>
</file>